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-color="#e0f8ee" draw:opacity="100%" draw:textarea-horizontal-align="justify" draw:textarea-vertical-align="middle" draw:auto-grow-height="false" fo:min-height="8.65cm" fo:min-width="9.175cm"/>
    </style:style>
    <style:style style:name="gr2" style:family="graphic" style:parent-style-name="standard">
      <style:graphic-properties draw:stroke="dash" draw:stroke-dash="Ultrafine_20_Dashed" svg:stroke-color="#000000" draw:fill-color="#e0e6f8" draw:opacity="100%" draw:textarea-horizontal-align="justify" draw:textarea-vertical-align="middle" draw:auto-grow-height="false" fo:min-height="9.05cm" fo:min-width="8.3cm"/>
    </style:style>
    <style:style style:name="gr3" style:family="graphic" style:parent-style-name="standard">
      <style:graphic-properties draw:stroke="dash" draw:stroke-dash="Ultrafine_20_Dashed" svg:stroke-color="#000000" draw:fill-color="#fdf6fd" draw:opacity="100%" draw:textarea-horizontal-align="justify" draw:textarea-vertical-align="middle" draw:auto-grow-height="false" fo:min-height="16.35cm" fo:min-width="29.9cm"/>
    </style:style>
    <style:style style:name="gr4" style:family="graphic" style:parent-style-name="standard">
      <style:graphic-properties svg:stroke-color="#000000" draw:fill-color="#fef6ef" draw:opacity="100%" draw:textarea-horizontal-align="justify" draw:textarea-vertical-align="middle" draw:auto-grow-height="false" fo:min-height="11.45cm" fo:min-width="8.6cm"/>
    </style:style>
    <style:style style:name="gr5" style:family="graphic" style:parent-style-name="standard">
      <style:graphic-properties draw:stroke="none" draw:fill="none" draw:textarea-horizontal-align="left" draw:auto-grow-width="true" fo:min-height="1.217cm" fo:min-width="0.002cm" fo:padding-top="0cm" fo:padding-bottom="0cm" fo:padding-left="0cm" fo:padding-right="0cm"/>
    </style:style>
    <style:style style:name="gr6" style:family="graphic" style:parent-style-name="standard">
      <style:graphic-properties svg:stroke-color="#000000" draw:fill-color="#ddfafa" draw:opacity="100%" draw:textarea-horizontal-align="justify" draw:textarea-vertical-align="middle" draw:auto-grow-height="false" fo:min-height="2.55cm" fo:min-width="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</style:style>
    <style:style style:name="gr10" style:family="graphic" style:parent-style-name="standard">
      <style:graphic-properties svg:stroke-color="#000000" draw:fill-color="#fef6ef" draw:opacity="100%" draw:textarea-horizontal-align="justify" draw:textarea-vertical-align="middle" draw:auto-grow-height="false" fo:min-height="5.95cm" fo:min-width="8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2cm" fo:min-width="0cm"/>
    </style:style>
    <style:style style:name="gr13" style:family="graphic" style:parent-style-name="standard">
      <style:graphic-properties svg:stroke-color="#000000" draw:fill-color="#fef6ef" draw:opacity="100%" draw:textarea-horizontal-align="justify" draw:textarea-vertical-align="middle" draw:auto-grow-height="false" fo:min-height="2.35cm" fo:min-width="15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0cm"/>
    </style:style>
    <style:style style:name="gr15" style:family="graphic" style:parent-style-name="standard">
      <style:graphic-properties svg:stroke-color="#000000" draw:fill-color="#f3ede5" draw:opacity="100%" draw:textarea-horizontal-align="justify" draw:textarea-vertical-align="middle" draw:auto-grow-height="false" fo:min-height="2.35cm" fo:min-width="8.3cm"/>
    </style:style>
    <style:style style:name="gr16" style:family="graphic" style:parent-style-name="standard">
      <style:graphic-properties svg:stroke-color="#000000" draw:fill-color="#f8e2d4" draw:opacity="100%" draw:textarea-horizontal-align="justify" draw:textarea-vertical-align="middle" draw:auto-grow-height="false" fo:min-height="2.55cm" fo:min-width="7.5cm"/>
    </style:style>
    <style:style style:name="gr17" style:family="graphic" style:parent-style-name="standard">
      <style:graphic-properties svg:stroke-color="#000000" draw:marker-end="Small_20_Arrow" draw:textarea-vertical-align="middle"/>
    </style:style>
    <style:style style:name="P1" style:family="paragraph">
      <loext:graphic-properties draw:fill-color="#e0f8ee" draw:opacity="100%"/>
      <style:paragraph-properties fo:text-align="center"/>
    </style:style>
    <style:style style:name="P2" style:family="paragraph">
      <loext:graphic-properties draw:fill-color="#e0e6f8" draw:opacity="100%"/>
      <style:paragraph-properties fo:text-align="center"/>
    </style:style>
    <style:style style:name="P3" style:family="paragraph">
      <loext:graphic-properties draw:fill-color="#fdf6fd" draw:opacity="100%"/>
      <style:paragraph-properties fo:text-align="center"/>
    </style:style>
    <style:style style:name="P4" style:family="paragraph">
      <loext:graphic-properties draw:fill-color="#fef6ef" draw:opacity="100%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ddfafa"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"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ede5" draw:opacity="100%"/>
      <style:paragraph-properties fo:text-align="center"/>
    </style:style>
    <style:style style:name="P12" style:family="paragraph">
      <loext:graphic-properties draw:fill-color="#f8e2d4" draw:opacity="100%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style:font-name="Liberation Serif" fo:font-size="24pt" style:font-size-asian="24pt" style:font-size-complex="24pt"/>
    </style:style>
    <style:style style:name="T2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75cm" svg:height="8.9cm" svg:x="43.6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9.3cm" svg:x="0.7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0.4cm" svg:height="16.6cm" svg:x="11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1cm" svg:height="11.7cm" svg:x="11.7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002cm" svg:height="1.217cm" svg:x="34.224cm" svg:y="7.291cm">
          <draw:text-box>
            <text:p/>
          </draw:text-box>
        </draw:frame>
        <draw:custom-shape draw:style-name="gr6" draw:text-style-name="P6" draw:layer="layout" svg:width="8cm" svg:height="2.8cm" svg:x="1.1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1.187cm" svg:x="1.2cm" svg:y="12.907cm">
          <draw:text-box>
            <text:p text:style-name="P7"><text:span text:style-name="T1">Buoys measurements</text:span></text:p>
          </draw:text-box>
        </draw:frame>
        <draw:line draw:style-name="gr8" draw:text-style-name="P9" draw:layer="layout" svg:x1="9.1cm" svg:y1="13.5cm" svg:x2="11.7cm" svg:y2="13.5cm">
          <text:p/>
        </draw:line>
        <draw:custom-shape draw:style-name="gr6" draw:text-style-name="P6" draw:layer="layout" svg:width="8cm" svg:height="2.8cm" svg:x="1.1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.9cm" svg:height="1.187cm" svg:x="1.65cm" svg:y="18.207cm">
          <draw:text-box>
            <text:p text:style-name="P7"><text:span text:style-name="T1">Reanalysis models</text:span></text:p>
          </draw:text-box>
        </draw:frame>
        <draw:frame draw:style-name="gr7" draw:text-style-name="P10" draw:layer="layout" svg:width="7.8cm" svg:height="1.187cm" svg:x="1.2cm" svg:y="10.108cm">
          <draw:text-box>
            <text:p text:style-name="P7"><text:span text:style-name="T2">Meteorological data</text:span></text:p>
          </draw:text-box>
        </draw:frame>
        <draw:custom-shape draw:style-name="gr6" draw:text-style-name="P6" draw:layer="layout" svg:width="8cm" svg:height="2.8cm" svg:x="12.2cm" svg:y="12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7.7cm" svg:height="2.123cm" svg:x="12.35cm" svg:y="12.374cm">
          <draw:text-box>
            <text:p text:style-name="P7"><text:span text:style-name="T1">Buoys data </text:span><text:span text:style-name="T1">historical </text:span><text:span text:style-name="T1">files</text:span></text:p>
          </draw:text-box>
        </draw:frame>
        <draw:custom-shape draw:style-name="gr6" draw:text-style-name="P6" draw:layer="layout" svg:width="8cm" svg:height="2.8cm" svg:x="12.3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5cm" svg:height="1.187cm" svg:x="12.55cm" svg:y="18.207cm">
          <draw:text-box>
            <text:p text:style-name="P7"><text:span text:style-name="T1">Reanalysis data files</text:span></text:p>
          </draw:text-box>
        </draw:frame>
        <draw:frame draw:style-name="gr9" draw:text-style-name="P8" draw:layer="layout" svg:width="6.7cm" svg:height="2.123cm" svg:x="12.9cm" svg:y="9.4cm">
          <draw:text-box>
            <text:p text:style-name="P7"><text:span text:style-name="T1">Data management and storage</text:span></text:p>
          </draw:text-box>
        </draw:frame>
        <draw:custom-shape draw:style-name="gr10" draw:text-style-name="P4" draw:layer="layout" svg:width="9.1cm" svg:height="6.2cm" svg:x="21.8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cm" svg:height="2.8cm" svg:x="22.3cm" svg:y="11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7cm" svg:height="1.187cm" svg:x="22.45cm" svg:y="12.777cm">
          <draw:text-box>
            <text:p text:style-name="P7"><text:span text:style-name="T1">Intermediate datasets</text:span></text:p>
          </draw:text-box>
        </draw:frame>
        <draw:frame draw:style-name="gr11" draw:text-style-name="P8" draw:layer="layout" svg:width="8.4cm" svg:height="2.2cm" svg:x="22.15cm" svg:y="9.4cm">
          <draw:text-box>
            <text:p text:style-name="P7"><text:span text:style-name="T1">Check of missing dates and measurements</text:span></text:p>
          </draw:text-box>
        </draw:frame>
        <draw:custom-shape draw:style-name="gr10" draw:text-style-name="P4" draw:layer="layout" svg:width="9.1cm" svg:height="6.2cm" svg:x="32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cm" svg:height="2.8cm" svg:x="32.5cm" svg:y="12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3cm" svg:height="2.123cm" svg:x="33.85cm" svg:y="12.374cm">
          <draw:text-box>
            <text:p text:style-name="P7"><text:span text:style-name="T1">Pre-processed datasets</text:span></text:p>
          </draw:text-box>
        </draw:frame>
        <draw:frame draw:style-name="gr12" draw:text-style-name="P8" draw:layer="layout" svg:width="7.4cm" svg:height="1.292cm" svg:x="32.85cm" svg:y="9.854cm">
          <draw:text-box>
            <text:p text:style-name="P7"><text:span text:style-name="T1">Data pre-processing</text:span></text:p>
          </draw:text-box>
        </draw:frame>
        <draw:custom-shape draw:style-name="gr13" draw:text-style-name="P4" draw:layer="layout" svg:width="16cm" svg:height="2.6cm" svg:x="23.4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16cm" svg:height="2.2cm" svg:x="23.5cm" svg:y="17.7cm">
          <draw:text-box>
            <text:p text:style-name="P7"><text:span text:style-name="T1">Integration process of selected data</text:span></text:p>
            <text:p text:style-name="P7"><text:span text:style-name="T1">(matching of data from buoys and reanalysis)</text:span></text:p>
          </draw:text-box>
        </draw:frame>
        <draw:line draw:style-name="gr8" draw:text-style-name="P9" draw:layer="layout" svg:x1="9.1cm" svg:y1="18.8cm" svg:x2="11.7cm" svg:y2="18.8cm">
          <text:p/>
        </draw:line>
        <draw:line draw:style-name="gr8" draw:text-style-name="P9" draw:layer="layout" svg:x1="20.8cm" svg:y1="13.5cm" svg:x2="21.8cm" svg:y2="13.5cm">
          <text:p/>
        </draw:line>
        <draw:line draw:style-name="gr8" draw:text-style-name="P9" draw:layer="layout" svg:x1="20.8cm" svg:y1="18.7cm" svg:x2="23.4cm" svg:y2="18.7cm">
          <text:p/>
        </draw:line>
        <draw:line draw:style-name="gr8" draw:text-style-name="P9" draw:layer="layout" svg:x1="36.55cm" svg:y1="15.3cm" svg:x2="36.55cm" svg:y2="17.5cm">
          <text:p/>
        </draw:line>
        <draw:frame draw:style-name="gr14" draw:text-style-name="P10" draw:layer="layout" svg:width="4.175cm" svg:height="1.29cm" svg:x="24.313cm" svg:y="7.21cm">
          <draw:text-box>
            <text:p text:style-name="P7"><text:span text:style-name="T2">SPAMDA</text:span></text:p>
          </draw:text-box>
        </draw:frame>
        <draw:custom-shape draw:style-name="gr6" draw:text-style-name="P6" xml:id="id1" draw:id="id1" draw:layer="layout" svg:width="8cm" svg:height="2.8cm" svg:x="30.575cm" svg:y="21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15cm" svg:height="1.187cm" svg:x="32cm" svg:y="22.742cm">
          <draw:text-box>
            <text:p text:style-name="P7"><text:span text:style-name="T1">Final datasets</text:span></text:p>
          </draw:text-box>
        </draw:frame>
        <draw:line draw:style-name="gr8" draw:text-style-name="P9" draw:layer="layout" svg:x1="34.575cm" svg:y1="20.1cm" svg:x2="34.6cm" svg:y2="22cm">
          <text:p/>
        </draw:line>
        <draw:custom-shape draw:style-name="gr15" draw:text-style-name="P11" xml:id="id2" draw:id="id2" draw:layer="layout" svg:width="8.8cm" svg:height="2.6cm" svg:x="4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8.7cm" svg:height="1.187cm" svg:x="44.05cm" svg:y="13.007cm">
          <draw:text-box>
            <text:p text:style-name="P7"><text:span text:style-name="T1">Machine Learning tools</text:span></text:p>
          </draw:text-box>
        </draw:frame>
        <draw:custom-shape draw:style-name="gr16" draw:text-style-name="P12" draw:layer="layout" svg:width="8cm" svg:height="2.8cm" svg:x="44.4cm" svg:y="1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.75cm" svg:height="1.187cm" svg:x="45.025cm" svg:y="17.977cm">
          <draw:text-box>
            <text:p text:style-name="P7"><text:span text:style-name="T1">Prediction models</text:span></text:p>
          </draw:text-box>
        </draw:frame>
        <draw:line draw:style-name="gr8" draw:text-style-name="P9" draw:layer="layout" svg:x1="48.4cm" svg:y1="14.9cm" svg:x2="48.4cm" svg:y2="17.201cm">
          <text:p/>
        </draw:line>
        <draw:frame draw:style-name="gr7" draw:text-style-name="P10" draw:layer="layout" svg:width="9.8cm" svg:height="1.187cm" svg:x="43.537cm" svg:y="10.3cm">
          <draw:text-box>
            <text:p text:style-name="P7"><text:span text:style-name="T2">Environmental </text:span><text:span text:style-name="T2">modelling</text:span></text:p>
          </draw:text-box>
        </draw:frame>
        <draw:line draw:style-name="gr8" draw:text-style-name="P9" draw:layer="layout" svg:x1="30.9cm" svg:y1="13.5cm" svg:x2="32cm" svg:y2="13.5cm">
          <text:p/>
        </draw:line>
        <draw:connector draw:style-name="gr17" draw:text-style-name="P13" draw:layer="layout" draw:line-skew="1.312cm" svg:x1="38.575cm" svg:y1="23.335cm" svg:x2="44cm" svg:y2="13.6cm" draw:start-shape="id1" draw:start-glue-point="1" draw:end-shape="id2" draw:end-glue-point="3" svg:d="M38575 23335h4025v-9735h1400" svg:viewBox="0 0 5426 9736">
          <text:p/>
        </draw:connector>
        <draw:line draw:style-name="gr8" draw:text-style-name="P9" draw:layer="layout" svg:x1="26.35cm" svg:y1="15.3cm" svg:x2="26.3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267cm" fo:page-height="33.5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11-13T12:54:19.608290130</dc:date>
    <meta:editing-duration>PT7H13M59S</meta:editing-duration>
    <meta:editing-cycles>212</meta:editing-cycles>
    <meta:document-statistic meta:object-count="43"/>
  </office:meta>
</office:document-meta>
</file>